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33pt"/>
    </style:style>
    <style:style style:name="co2" style:family="table-column">
      <style:table-column-properties fo:break-before="auto" style:column-width="309pt"/>
    </style:style>
    <style:style style:name="co3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ce1" style:family="table-cell">
      <style:table-cell-properties fo:background-color="#ffffff" style:cell-protect="none" style:rotation-align="none" style:rotation-angle="0" style:vertical-align="middle"/>
      <style:text-properties fo:color="#000000" fo:font-family="Sans Serif" fo:font-size="10pt"/>
      <style:paragraph-properties fo:margin-left="0pt" office:value-type="string"/>
    </style:style>
    <style:style style:name="ce2" style:family="table-cell">
      <style:table-cell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 office:value-type="string"/>
    </style:style>
    <style:style style:name="ce3" style:family="table-cell">
      <style:paragraph-properties office:value-type="string"/>
    </style:style>
  </office:automatic-styles>
  <office:body>
    <office:spreadsheet>
      <table:table table:name="Sheet1" table:style-name="ta1">
        <table:table-column table:style-name="co1"/>
        <table:table-column table:style-name="co2"/>
        <table:table-column table:style-name="co3" table:number-columns-repeated="27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 table:number-columns-repeated="28"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 table:number-columns-repeated="28"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Access.message.Title = " table:style-name="ce1">
            <text:p>MyJSQLView_Access.message.Title = </text:p>
          </table:table-cell>
          <table:table-cell table:number-columns-repeated="28"/>
        </table:table-row>
        <table:table-row table:style-name="ro1">
          <table:table-cell office:value-type="string" office:string-value="MyJSQLView_Access.menu.Sites = " table:style-name="ce1">
            <text:p>MyJSQLView_Access.menu.Sites = </text:p>
          </table:table-cell>
          <table:table-cell table:number-columns-repeated="28"/>
        </table:table-row>
        <table:table-row table:style-name="ro1">
          <table:table-cell office:value-type="string" office:string-value="MyJSQLView_Access.tooltip.SiteSelection = " table:style-name="ce1">
            <text:p>MyJSQLView_Access.tooltip.SiteSelection = </text:p>
          </table:table-cell>
          <table:table-cell table:number-columns-repeated="28"/>
        </table:table-row>
        <table:table-row table:style-name="ro1">
          <table:table-cell office:value-type="string" office:string-value="MyJSQLView_Access.tooltip.ConnectionManager = " table:style-name="ce1">
            <text:p>MyJSQLView_Access.tooltip.ConnectionManager = </text:p>
          </table:table-cell>
          <table:table-cell table:number-columns-repeated="28"/>
        </table:table-row>
        <table:table-row table:style-name="ro1">
          <table:table-cell office:value-type="string" office:string-value="MyJSQLView_Access.tooltip.AdvancedOptions = " table:style-name="ce1">
            <text:p>MyJSQLView_Access.tooltip.AdvancedOptions = </text:p>
          </table:table-cell>
          <table:table-cell table:number-columns-repeated="28"/>
        </table:table-row>
        <table:table-row table:style-name="ro1">
          <table:table-cell office:value-type="string" office:string-value="MyJSQLView_Access.checkbox.SSH = " table:style-name="ce1">
            <text:p>MyJSQLView_Access.checkbox.SSH = </text:p>
          </table:table-cell>
          <table:table-cell table:number-columns-repeated="28"/>
        </table:table-row>
        <table:table-row table:style-name="ro1">
          <table:table-cell office:value-type="string" office:string-value="MyJSQLView_Access.button.login = " table:style-name="ce1">
            <text:p>MyJSQLView_Access.button.login = </text:p>
          </table:table-cell>
          <table:table-cell table:number-columns-repeated="28"/>
        </table:table-row>
        <table:table-row table:style-name="ro1">
          <table:table-cell office:value-type="string" office:string-value="MyJSQLView_Access.button.cancel = " table:style-name="ce1">
            <text:p>MyJSQLView_Access.button.cancel = </text:p>
          </table:table-cell>
          <table:table-cell table:number-columns-repeated="28"/>
        </table:table-row>
        <table:table-row table:style-name="ro1">
          <table:table-cell office:value-type="string" office:string-value="MyJSQLView_Access.button.saveandexit = " table:style-name="ce1">
            <text:p>MyJSQLView_Access.button.saveandexi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 table:number-columns-repeated="28"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 table:number-columns-repeated="28"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 table:number-columns-repeated="28"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 table:number-columns-repeated="28"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 table:number-columns-repeated="28"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 table:number-columns-repeated="28"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ConnectionManager.tooltip.NewSite = " table:style-name="ce1">
            <text:p>ConnectionManager.tooltip.NewSite = </text:p>
          </table:table-cell>
          <table:table-cell table:number-columns-repeated="28"/>
        </table:table-row>
        <table:table-row table:style-name="ro1">
          <table:table-cell office:value-type="string" office:string-value="ConnectionManager.tooltip.UpdateSite = " table:style-name="ce1">
            <text:p>ConnectionManager.tooltip.UpdateSite = </text:p>
          </table:table-cell>
          <table:table-cell table:number-columns-repeated="28"/>
        </table:table-row>
        <table:table-row table:style-name="ro1">
          <table:table-cell office:value-type="string" office:string-value="ConnectionManager.tooltip.RenameSite = " table:style-name="ce1">
            <text:p>ConnectionManager.tooltip.RenameSite = </text:p>
          </table:table-cell>
          <table:table-cell table:number-columns-repeated="28"/>
        </table:table-row>
        <table:table-row table:style-name="ro1">
          <table:table-cell office:value-type="string" office:string-value="ConnectionManager.tooltip.Delete = " table:style-name="ce1">
            <text:p>ConnectionManager.tooltip.Delete = </text:p>
          </table:table-cell>
          <table:table-cell table:number-columns-repeated="28"/>
        </table:table-row>
        <table:table-row table:style-name="ro1">
          <table:table-cell office:value-type="string" office:string-value="ConnectionManager.tooltip.AdvancedParameters = " table:style-name="ce1">
            <text:p>ConnectionManager.tooltip.AdvancedParameters = </text:p>
          </table:table-cell>
          <table:table-cell table:number-columns-repeated="28"/>
        </table:table-row>
        <table:table-row table:style-name="ro1">
          <table:table-cell office:value-type="string" office:string-value="ConnectionManager.checkbox.SSH = " table:style-name="ce1">
            <text:p>ConnectionManager.checkbox.SSH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CSVSummaryTable =" table:style-name="ce1">
            <text:p>MyJSQLView_JMenuBar.menu.ExportCSVSummaryTable =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PDFSummaryTable =" table:style-name="ce1">
            <text:p>MyJSQLView_JMenuBar.menu.ExportPDFSummaryTable =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Tools = " table:style-name="ce1">
            <text:p>MyJSQLView_JMenuBar.menu.Tool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luginManagment = " table:style-name="ce2">
            <text:p>MyJSQLView_JMenuBar.menu.PluginManagmen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ImportSQLFile = " table:style-name="ce1">
            <text:p>MyJSQLView_JToolBar.tooltip.ImportSQLFi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  <table:table-cell table:number-columns-repeated="28"/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  <table:table-cell table:number-columns-repeated="28"/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Delete = " table:style-name="ce1">
            <text:p>TableTabPanel.button.Delete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  <table:table-cell table:number-columns-repeated="28"/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  <table:table-cell table:number-columns-repeated="28"/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  <table:table-cell table:number-columns-repeated="28"/>
        </table:table-row>
        <table:table-row table:style-name="ro1">
          <table:table-cell office:value-type="string" office:string-value="TableTabPanel.popup.Copy = " table:style-name="ce1">
            <text:p>TableTabPanel.popup.Copy = </text:p>
          </table:table-cell>
          <table:table-cell table:number-columns-repeated="28"/>
        </table:table-row>
        <table:table-row table:style-name="ro1">
          <table:table-cell office:value-type="string" office:string-value="TableTabPanel.popup.Paste = " table:style-name="ce1">
            <text:p>TableTabPanel.popup.Paste = </text:p>
          </table:table-cell>
          <table:table-cell table:number-columns-repeated="28"/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  <table:table-cell table:number-columns-repeated="28"/>
        </table:table-row>
        <table:table-row table:style-name="ro1">
          <table:table-cell office:value-type="string" office:string-value="TableTabPanel.label.RowsOf = " table:style-name="ce1">
            <text:p>TableTabPanel.label.RowsOf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  <table:table-cell table:number-columns-repeated="28"/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  <table:table-cell table:number-columns-repeated="28"/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  <table:table-cell table:number-columns-repeated="28"/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ViewForm.menu.Edit = " table:style-name="ce1">
            <text:p>TableViewForm.menu.Edit = </text:p>
          </table:table-cell>
          <table:table-cell table:number-columns-repeated="28"/>
        </table:table-row>
        <table:table-row table:style-name="ro1">
          <table:table-cell office:value-type="string" office:string-value="TableViewForm.menu.Copy = " table:style-name="ce1">
            <text:p>TableViewForm.menu.Copy = </text:p>
          </table:table-cell>
          <table:table-cell table:number-columns-repeated="28"/>
        </table:table-row>
        <table:table-row table:style-name="ro1">
          <table:table-cell office:value-type="string" office:string-value="TableViewForm.menu.SelectAll = " table:style-name="ce1">
            <text:p>TableViewForm.menu.SelectAll = </text:p>
          </table:table-cell>
          <table:table-cell table:number-columns-repeated="28"/>
        </table:table-row>
        <table:table-row table:style-name="ro1">
          <table:table-cell office:value-type="string" office:string-value="TableViewForm.dialogtitle.TextData = " table:style-name="ce1">
            <text:p>TableViewForm.dialogtitle.TextData = </text:p>
          </table:table-cell>
          <table:table-cell table:number-columns-repeated="28"/>
        </table:table-row>
        <table:table-row table:style-name="ro1">
          <table:table-cell office:value-type="string" office:string-value="TableViewForm.dialogbutton.Save = " table:style-name="ce1">
            <text:p>TableViewForm.dialogbutton.Save = </text:p>
          </table:table-cell>
          <table:table-cell table:number-columns-repeated="28"/>
        </table:table-row>
        <table:table-row table:style-name="ro1">
          <table:table-cell office:value-type="string" office:string-value="TableViewForm.dialogbutton.Close = " table:style-name="ce1">
            <text:p>TableViewForm.dialogbutton.Clos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button.Sort = " table:style-name="ce1">
            <text:p>AdvancedSortSearchForm.button.Sort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button.Search = " table:style-name="ce1">
            <text:p>AdvancedSortSearchForm.button.Search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  <table:table-cell table:number-columns-repeated="28"/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  <table:table-cell table:number-columns-repeated="28"/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  <table:table-cell table:number-columns-repeated="28"/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  <table:table-cell table:number-columns-repeated="28"/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  <table:table-cell table:number-columns-repeated="28"/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  <table:table-cell table:number-columns-repeated="28"/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  <table:table-cell table:number-columns-repeated="28"/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  <table:table-cell table:number-columns-repeated="28"/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  <table:table-cell table:number-columns-repeated="28"/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  <table:table-cell table:number-columns-repeated="28"/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  <table:table-cell table:number-columns-repeated="28"/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  <table:table-cell table:number-columns-repeated="28"/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  <table:table-cell table:number-columns-repeated="28"/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  <table:table-cell table:number-columns-repeated="28"/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  <table:table-cell table:number-columns-repeated="28"/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  <table:table-cell table:number-columns-repeated="28"/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  <table:table-cell table:number-columns-repeated="28"/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  <table:table-cell table:number-columns-repeated="28"/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  <table:table-cell table:number-columns-repeated="28"/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  <table:table-cell table:number-columns-repeated="28"/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  <table:table-cell table:number-columns-repeated="28"/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title.TextData = " table:style-name="ce1">
            <text:p>TableEntryForm.dialogtitle.TextData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button.Save = " table:style-name="ce1">
            <text:p>TableEntryForm.dialogbutton.Save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button.Open = " table:style-name="ce1">
            <text:p>TableEntryForm.dialogbutton.Open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Edit = " table:style-name="ce1">
            <text:p>TableEntryForm.menu.Edit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Cut = " table:style-name="ce1">
            <text:p>TableEntryForm.menu.Cut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Copy = " table:style-name="ce1">
            <text:p>TableEntryForm.menu.Copy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Paste = " table:style-name="ce1">
            <text:p>TableEntryForm.menu.Paste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SelectAll = " table:style-name="ce1">
            <text:p>TableEntryForm.menu.SelectAll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InvalidLimit = " table:style-name="ce1">
            <text:p>TableEntryForm.dialogmessage.InvalidLimi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TypeAuto = " table:style-name="ce1">
            <text:p>TableEntryForm.dialogmessage.TypeAuto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InvalidDateTime = " table:style-name="ce1">
            <text:p>TableEntryForm.dialogmessage.InvalidDateTime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TypeBit = " table:style-name="ce1">
            <text:p>TableEntryForm.dialogmessage.TypeBi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  <table:table-cell table:number-columns-repeated="28"/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  <table:table-cell table:number-columns-repeated="28"/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  <table:table-cell table:number-columns-repeated="28"/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  <table:table-cell table:number-columns-repeated="28"/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  <table:table-cell table:number-columns-repeated="28"/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  <table:table-cell table:number-columns-repeated="28"/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PluginFrame.dialogtitle.Alert = " table:style-name="ce3">
            <text:p>PluginFrame.dialogtitle.Alert = </text:p>
          </table:table-cell>
          <table:table-cell table:number-columns-repeated="28"/>
        </table:table-row>
        <table:table-row table:style-name="ro1">
          <table:table-cell office:value-type="string" office:string-value="PluginFrame.message.Title = " table:style-name="ce3">
            <text:p>PluginFrame.message.Title = </text:p>
          </table:table-cell>
          <table:table-cell table:number-columns-repeated="28"/>
        </table:table-row>
        <table:table-row table:style-name="ro1">
          <table:table-cell office:value-type="string" office:string-value="PluginFrame.button.Install = ">
            <text:p>PluginFrame.button.Install = </text:p>
          </table:table-cell>
          <table:table-cell table:number-columns-repeated="28"/>
        </table:table-row>
        <table:table-row table:style-name="ro1">
          <table:table-cell office:value-type="string" office:string-value="PluginFrame.button.Close = ">
            <text:p>PluginFrame.button.Close = </text:p>
          </table:table-cell>
          <table:table-cell table:number-columns-repeated="28"/>
        </table:table-row>
        <table:table-row table:style-name="ro1">
          <table:table-cell office:value-type="string" office:string-value="PluginFrame.label.TabIcon = ">
            <text:p>PluginFrame.label.TabIcon = </text:p>
          </table:table-cell>
          <table:table-cell table:number-columns-repeated="28"/>
        </table:table-row>
        <table:table-row table:style-name="ro1">
          <table:table-cell office:value-type="string" office:string-value="PluginFrame.label.Name = ">
            <text:p>PluginFrame.label.Name = </text:p>
          </table:table-cell>
          <table:table-cell table:number-columns-repeated="28"/>
        </table:table-row>
        <table:table-row table:style-name="ro1">
          <table:table-cell office:value-type="string" office:string-value="PluginFrame.label.Version = ">
            <text:p>PluginFrame.label.Version = </text:p>
          </table:table-cell>
          <table:table-cell table:number-columns-repeated="28"/>
        </table:table-row>
        <table:table-row table:style-name="ro1">
          <table:table-cell office:value-type="string" office:string-value="PluginFrame.label.Remove = ">
            <text:p>PluginFrame.label.Remove = </text:p>
          </table:table-cell>
          <table:table-cell table:number-columns-repeated="28"/>
        </table:table-row>
        <table:table-row table:style-name="ro1">
          <table:table-cell office:value-type="string" office:string-value="PluginFrame.dialogmessage.SecurityException = ">
            <text:p>PluginFrame.dialogmessage.SecurityException = </text:p>
          </table:table-cell>
          <table:table-cell table:number-columns-repeated="28"/>
        </table:table-row>
        <table:table-row table:style-name="ro1">
          <table:table-cell office:value-type="string" office:string-value="PluginFrame.dialogmessage.FileI/OProblem = ">
            <text:p>PluginFrame.dialogmessage.FileI/OProblem = </text:p>
          </table:table-cell>
          <table:table-cell table:number-columns-repeated="28"/>
        </table:table-row>
        <table:table-row table:style-name="ro1">
          <table:table-cell office:value-type="string" office:string-value="PluginFrame.dialogmessage.FileNOTFile = ">
            <text:p>PluginFrame.dialogmessage.FileNOTFil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PluginFrame.button.Close = " table:style-name="ce3">
            <text:p>PluginFrame.button.Clos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  <table:table-cell table:number-columns-repeated="28"/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  <table:table-cell table:number-columns-repeated="28"/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  <table:table-cell table:number-columns-repeated="28"/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  <table:table-cell table:number-columns-repeated="28"/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  <table:table-cell table:number-columns-repeated="28"/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  <table:table-cell table:number-columns-repeated="28"/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  <table:table-cell table:number-columns-repeated="28"/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  <table:table-cell table:number-columns-repeated="28"/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  <table:table-cell table:number-columns-repeated="28"/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  <table:table-cell table:number-columns-repeated="28"/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  <table:table-cell table:number-columns-repeated="28"/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  <table:table-cell table:number-columns-repeated="28"/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  <table:table-cell table:number-columns-repeated="28"/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  <table:table-cell table:number-columns-repeated="28"/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  <table:table-cell table:number-columns-repeated="28"/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  <table:table-cell table:number-columns-repeated="28"/>
        </table:table-row>
        <table:table-row table:style-name="ro1">
          <table:table-cell office:value-type="string" office:string-value="QueryFrame.menu.CSVFormat = " table:style-name="ce1">
            <text:p>QueryFrame.menu.CSVFormat = </text:p>
          </table:table-cell>
          <table:table-cell table:number-columns-repeated="28"/>
        </table:table-row>
        <table:table-row table:style-name="ro1">
          <table:table-cell office:value-type="string" office:string-value="QueryFrame.menu.Table = " table:style-name="ce1">
            <text:p>QueryFrame.menu.Table = </text:p>
          </table:table-cell>
          <table:table-cell table:number-columns-repeated="28"/>
        </table:table-row>
        <table:table-row table:style-name="ro1">
          <table:table-cell office:value-type="string" office:string-value="QueryFrame.menu.TabSummaryTable = " table:style-name="ce1">
            <text:p>QueryFrame.menu.TabSummaryTable = </text:p>
          </table:table-cell>
          <table:table-cell table:number-columns-repeated="28"/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  <table:table-cell table:number-columns-repeated="28"/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  <table:table-cell table:number-columns-repeated="28"/>
        </table:table-row>
        <table:table-row table:style-name="ro1">
          <table:table-cell office:value-type="string" office:string-value="QueryFrame.label.QueryStatement = " table:style-name="ce1">
            <text:p>QueryFrame.label.QueryStatement = </text:p>
          </table:table-cell>
          <table:table-cell table:number-columns-repeated="28"/>
        </table:table-row>
        <table:table-row table:style-name="ro1">
          <table:table-cell office:value-type="string" office:string-value="QueryFrame.button.ExecuteQuery = " table:style-name="ce1">
            <text:p>QueryFrame.button.ExecuteQuery = </text:p>
          </table:table-cell>
          <table:table-cell table:number-columns-repeated="28"/>
        </table:table-row>
        <table:table-row table:style-name="ro1">
          <table:table-cell office:value-type="string" office:string-value="QueryFrame.button.NewQuery = " table:style-name="ce1">
            <text:p>QueryFrame.button.NewQuery = </text:p>
          </table:table-cell>
          <table:table-cell table:number-columns-repeated="28"/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  <table:table-cell table:number-columns-repeated="28"/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  <table:table-cell table:number-columns-repeated="28"/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  <table:table-cell table:number-columns-repeated="28"/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  <table:table-cell table:number-columns-repeated="28"/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  <table:table-cell table:number-columns-repeated="28"/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  <table:table-cell table:number-columns-repeated="28"/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 table:number-columns-repeated="28"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 table:number-columns-repeated="28"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 table:number-columns-repeated="28"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 table:number-columns-repeated="28"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 table:number-columns-repeated="28"/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 table:number-columns-repeated="28"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 table:number-columns-repeated="28"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 table:number-columns-repeated="28"/>
        </table:table-row>
        <table:table-row table:style-name="ro1">
          <table:table-cell office:value-type="string" office:string-value="QueryTabPanel.label.RowsOf = " table:style-name="ce1">
            <text:p>QueryTabPanel.label.RowsOf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 table:number-columns-repeated="28"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 table:number-columns-repeated="28"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 table:number-columns-repeated="28"/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 table:number-columns-repeated="28"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 table:number-columns-repeated="28"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 table:number-columns-repeated="28"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 table:number-columns-repeated="28"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 table:number-columns-repeated="28"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 table:number-columns-repeated="28"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 table:number-columns-repeated="28"/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  <table:table-cell table:number-columns-repeated="28"/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  <table:table-cell table:number-columns-repeated="28"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 table:number-columns-repeated="28"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 table:number-columns-repeated="28"/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 table:number-columns-repeated="28"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 table:number-columns-repeated="28"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 table:number-columns-repeated="28"/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 table:number-columns-repeated="28"/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  <table:table-cell table:number-columns-repeated="28"/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 table:number-columns-repeated="28"/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  <table:table-cell table:number-columns-repeated="28"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 table:number-columns-repeated="28"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 table:number-columns-repeated="28"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PDFExportPreferencesPanel.label.Title = " table:style-name="ce2">
            <text:p>PDFExportPreferencesPanel.label.Title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radiobutton.None = " table:style-name="ce2">
            <text:p>PDFExportPreferencesPanel.radiobutton.None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radiobutton.Default = " table:style-name="ce2">
            <text:p>PDFExportPreferencesPanel.radiobutton.Defaul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radiobutton.Custom = " table:style-name="ce2">
            <text:p>PDFExportPreferencesPanel.radiobutton.Custom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TitleFontSize = " table:style-name="ce2">
            <text:p>PDFExportPreferencesPanel.label.TitleFontSize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TitleFontColor = " table:style-name="ce2">
            <text:p>PDFExportPreferencesPanel.label.TitleFontColor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HeaderColumns = " table:style-name="ce2">
            <text:p>PDFExportPreferencesPanel.label.HeaderColumns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HeaderFont = " table:style-name="ce2">
            <text:p>PDFExportPreferencesPanel.label.HeaderFon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HeaderBorder = " table:style-name="ce2">
            <text:p>PDFExportPreferencesPanel.label.HeaderBorder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NumberFieldsAlignment = " table:style-name="ce2">
            <text:p>PDFExportPreferencesPanel.label.NumberFieldsAlignmen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DateFields = " table:style-name="ce2">
            <text:p>PDFExportPreferencesPanel.label.DateFields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DateFormat = " table:style-name="ce2">
            <text:p>PDFExportPreferencesPanel.label.DateForma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DateAlignment = " table:style-name="ce2">
            <text:p>PDFExportPreferencesPanel.label.DateAlignmen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button.RestoreDefaults = " table:style-name="ce2">
            <text:p>PDFExport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button.Apply = " table:style-name="ce2">
            <text:p>PDFExport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  <table:table-cell table:number-columns-repeated="28"/>
        </table:table-row>
        <table:table-row table:style-name="ro1" table:number-rows-repeated="32410"/>
      </table:table>
      <table:table table:name="Sheet2" table:style-name="ta1">
        <table:table-column table:style-name="co3"/>
        <table:table-row table:style-name="ro1">
          <table:table-cell/>
        </table:table-row>
      </table:table>
      <table:table table:name="Sheet3" table:style-name="ta1">
        <table:table-column table:style-name="co3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ell">
      <style:table-cell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  <style:page-layout>
      <style:page-layout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
   <text:page-number>1</text:page-number></text:sheet-name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5.2</meta:generator>
    <meta:initial-creator>Unknown</meta:initial-creator>
    <meta:editing-cycles>8</meta:editing-cycles>
    <meta:creation-date>2010-06-05T10:53:00</meta:creation-date>
    <dc:date>2010-08-21T10:48:44</dc:date>
  </office:meta>
</office:document-meta>
</file>